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itle">
      <style:text-properties officeooo:paragraph-rsid="00126800"/>
    </style:style>
    <style:style style:name="P3" style:family="paragraph" style:parent-style-name="Heading_20_1">
      <style:paragraph-properties fo:text-align="center" style:justify-single-word="false"/>
    </style:style>
    <style:style style:name="P4"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line-through-style="none" style:text-line-through-type="none" style:text-underline-style="none" officeooo:paragraph-rsid="001303fe"/>
    </style:style>
    <style:style style:name="P5" style:family="paragraph" style:parent-style-name="Text_20_body">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Nutrition-Based Smart Recipe Recommender For Healthy Living</text:p>
      <text:p text:style-name="Text_20_body"/>
      <text:h text:style-name="P3" text:outline-level="1">Abstract</text:h>
      <text:p text:style-name="P1"/>
      <text:p text:style-name="P5">In these modern days, people all around the worldare becoming more conscious about their health and lifestyle.Just doing some exercise or eating less food is not sufficient tomaintain good health. Dietary ailments are increasingdramatically as a result of unhealthy food routines. Due tothese unhealthy food routines, many can come across variouskinds of diseases like malnutrition, overweight, metabolicdisorders, mental problems, and other medical-related riskfactors, such as cardiovascular disease and in the worst case,cancer. To live a healthy lifestyle, one has to maintain abalanced diet. A balanced diet provides an individual with asufficient amount of nutrients. This balanced diet also will helpyou to maintain and reach a proper weight and it also reducesthe risk of chronic diseases. The number of choices isoverwhelming on the internet. To deal with the problem ofinformation overload, one has to filter, prioritize, and mustefficiently deliver relevant information. This problem can besolved by recommender systems. Recommender systemsprovide users with personalized content and services bysearching a large volume of information that is generateddynamically. Thus, a proposed system provides a nutrition-based smart recipe recommender for an individual based onuser preferences and by considering some physical aspects tolead a healthy life.</text:p>
      <text:p text:style-name="P5"/>
      <text:p text:style-name="P5"/>
      <text:p text:style-name="P4">GROUP MEMBERS : <text:s text:c="76"/>GUIDE :</text:p>
      <text:p text:style-name="P4">Ganesh Adimalupu <text:s text:c="81"/>Mrs. Bindhya P S</text:p>
      <text:p text:style-name="P4">Darshan Kumar <text:s text:c="87"/>Asst. Professor</text:p>
      <text:p text:style-name="P4">Navafa Noushad</text:p>
      <text:p text:style-name="P4">Joel Blesso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0T11:58:56.360098602</meta:creation-date>
    <dc:date>2024-09-10T12:19:41.154854455</dc:date>
    <meta:editing-duration>PT4M49S</meta:editing-duration>
    <meta:editing-cycles>2</meta:editing-cycles>
    <meta:generator>LibreOffice/6.4.7.2$Linux_X86_64 LibreOffice_project/40$Build-2</meta:generator>
    <meta:document-statistic meta:table-count="0" meta:image-count="0" meta:object-count="0" meta:page-count="1" meta:paragraph-count="8" meta:word-count="218" meta:character-count="1782" meta:non-whitespace-character-count="1328"/>
  </office:meta>
</office:document-meta>
</file>